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0.25in" style:rel-column-width="360*"/>
    </style:style>
    <style:style style:name="Table1.C" style:family="table-column">
      <style:table-column-properties style:column-width="2.1875in" style:rel-column-width="3150*"/>
    </style:style>
    <style:style style:name="Table1.E" style:family="table-column">
      <style:table-column-properties style:column-width="2.0056in" style:rel-column-width="288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3e39" officeooo:paragraph-rsid="00203e39" style:font-weight-asian="bold" style:font-weight-complex="bold"/>
    </style:style>
    <style:style style:name="P3" style:family="paragraph" style:parent-style-name="Standard" style:list-style-name="L1">
      <style:text-properties officeooo:paragraph-rsid="003d0667"/>
    </style:style>
    <style:style style:name="P4" style:family="paragraph" style:parent-style-name="Standard">
      <style:paragraph-properties fo:text-align="center" style:justify-single-word="false"/>
      <style:text-properties officeooo:rsid="00203e39" officeooo:paragraph-rsid="0028a767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13da82" officeooo:paragraph-rsid="0013da8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officeooo:rsid="001635f0" officeooo:paragraph-rsid="001635f0"/>
    </style:style>
    <style:style style:name="P9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10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11" style:family="paragraph" style:parent-style-name="Standard">
      <style:text-properties fo:color="#333333"/>
    </style:style>
    <style:style style:name="P12" style:family="paragraph" style:parent-style-name="Standard">
      <style:paragraph-properties fo:text-align="justify" style:justify-single-word="false"/>
      <style:text-properties fo:color="#333333"/>
    </style:style>
    <style:style style:name="P13" style:family="paragraph" style:parent-style-name="Standard" style:list-style-name="L1">
      <style:paragraph-properties fo:text-align="justify" style:justify-single-word="false"/>
      <style:text-properties fo:color="#333333" officeooo:paragraph-rsid="003bafb4"/>
    </style:style>
    <style:style style:name="P14" style:family="paragraph" style:parent-style-name="Standard">
      <style:text-properties fo:color="#333333" fo:font-weight="bold" style:font-weight-asian="bold" style:font-weight-complex="bold"/>
    </style:style>
    <style:style style:name="P15" style:family="paragraph" style:parent-style-name="Standard">
      <style:text-properties fo:color="#333333" fo:font-weight="bold" officeooo:rsid="002a174f" officeooo:paragraph-rsid="003810a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33" fo:font-weight="bold" officeooo:rsid="002a174f" officeooo:paragraph-rsid="003bafb4" style:font-weight-asian="bold" style:font-weight-complex="bold"/>
    </style:style>
    <style:style style:name="P17" style:family="paragraph" style:parent-style-name="Standard">
      <style:text-properties fo:color="#333333" fo:font-weight="bold" officeooo:paragraph-rsid="00199aad" style:font-weight-asian="bold" style:font-weight-complex="bold"/>
    </style:style>
    <style:style style:name="P18" style:family="paragraph" style:parent-style-name="Standard">
      <style:text-properties fo:color="#333333" fo:font-weight="bold" officeooo:paragraph-rsid="001a584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333333" fo:font-weight="bold" officeooo:rsid="00203e39" officeooo:paragraph-rsid="00203e39" style:font-weight-asian="bold" style:font-weight-complex="bold"/>
    </style:style>
    <style:style style:name="P20" style:family="paragraph" style:parent-style-name="Standard">
      <style:text-properties fo:color="#333333" fo:font-weight="bold" officeooo:paragraph-rsid="003810a4" style:font-weight-asian="bold" style:font-weight-complex="bold"/>
    </style:style>
    <style:style style:name="P21" style:family="paragraph" style:parent-style-name="Standard">
      <style:text-properties fo:color="#333333" fo:font-weight="bold" officeooo:paragraph-rsid="003bafb4" style:font-weight-asian="bold" style:font-weight-complex="bold"/>
    </style:style>
    <style:style style:name="P22" style:family="paragraph" style:parent-style-name="Standard">
      <style:text-properties fo:color="#333333" officeooo:paragraph-rsid="001a5843"/>
    </style:style>
    <style:style style:name="P23" style:family="paragraph" style:parent-style-name="Standard" style:list-style-name="L1">
      <style:text-properties fo:color="#333333"/>
    </style:style>
    <style:style style:name="P24" style:family="paragraph" style:parent-style-name="Standard" style:list-style-name="L1">
      <style:text-properties fo:color="#333333" officeooo:paragraph-rsid="003d0667"/>
    </style:style>
    <style:style style:name="P25" style:family="paragraph" style:parent-style-name="Standard" style:list-style-name="L2">
      <style:text-properties fo:color="#333333"/>
    </style:style>
    <style:style style:name="P26" style:family="paragraph" style:parent-style-name="Standard" style:list-style-name="L3">
      <style:text-properties fo:color="#333333"/>
    </style:style>
    <style:style style:name="P27" style:family="paragraph" style:parent-style-name="Standard">
      <style:text-properties fo:color="#333333" fo:font-size="11pt" style:font-size-asian="11pt" style:font-size-complex="11pt"/>
    </style:style>
    <style:style style:name="P28" style:family="paragraph" style:parent-style-name="Standard">
      <style:text-properties fo:color="#333333" fo:font-size="11pt" officeooo:paragraph-rsid="003810a4" style:font-size-asian="11pt" style:font-size-complex="11pt"/>
    </style:style>
    <style:style style:name="P29" style:family="paragraph" style:parent-style-name="Standard">
      <style:text-properties fo:color="#333333" officeooo:paragraph-rsid="003810a4"/>
    </style:style>
    <style:style style:name="P30" style:family="paragraph" style:parent-style-name="Standard">
      <style:text-properties officeooo:paragraph-rsid="003810a4"/>
    </style:style>
    <style:style style:name="P31" style:family="paragraph" style:parent-style-name="Standard">
      <style:paragraph-properties fo:break-before="page"/>
      <style:text-properties fo:color="#000000" fo:font-weight="bold" officeooo:paragraph-rsid="003bafb4" style:font-weight-asian="bold" style:font-weight-complex="bold"/>
    </style:style>
    <style:style style:name="P32" style:family="paragraph" style:parent-style-name="Table_20_Contents">
      <style:text-properties fo:color="#333333" fo:font-weight="bold" officeooo:rsid="0014bce9" officeooo:paragraph-rsid="003810a4" style:font-weight-asian="bold" style:font-weight-complex="bold"/>
    </style:style>
    <style:style style:name="P33" style:family="paragraph" style:parent-style-name="Table_20_Contents">
      <style:text-properties fo:color="#333333" fo:font-weight="bold" officeooo:paragraph-rsid="001a5843" style:font-weight-asian="bold" style:font-weight-complex="bold"/>
    </style:style>
    <style:style style:name="P34" style:family="paragraph" style:parent-style-name="Table_20_Contents">
      <style:text-properties fo:color="#333333" fo:font-weight="bold" officeooo:paragraph-rsid="003810a4" style:font-weight-asian="bold" style:font-weight-complex="bold"/>
    </style:style>
    <style:style style:name="P35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36" style:family="paragraph" style:parent-style-name="Table_20_Contents">
      <style:text-properties fo:color="#333333" officeooo:paragraph-rsid="003810a4"/>
    </style:style>
    <style:style style:name="T1" style:family="text">
      <style:text-properties officeooo:rsid="0014bce9"/>
    </style:style>
    <style:style style:name="T2" style:family="text">
      <style:text-properties fo:font-size="8pt"/>
    </style:style>
    <style:style style:name="T3" style:family="text">
      <style:text-properties officeooo:rsid="0016759e"/>
    </style:style>
    <style:style style:name="T4" style:family="text">
      <style:text-properties officeooo:rsid="001a584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5843" style:font-weight-asian="bold" style:font-weight-complex="bold"/>
    </style:style>
    <style:style style:name="T7" style:family="text">
      <style:text-properties fo:font-weight="bold" officeooo:rsid="0024dfb4" style:font-weight-asian="bold" style:font-weight-complex="bold"/>
    </style:style>
    <style:style style:name="T8" style:family="text">
      <style:text-properties fo:font-weight="bold" officeooo:rsid="003bafb4" style:font-weight-asian="bold" style:font-weight-complex="bold"/>
    </style:style>
    <style:style style:name="T9" style:family="text">
      <style:text-properties officeooo:rsid="00265228"/>
    </style:style>
    <style:style style:name="T10" style:family="text">
      <style:text-properties officeooo:rsid="00267c01"/>
    </style:style>
    <style:style style:name="T11" style:family="text">
      <style:text-properties officeooo:rsid="0027726a"/>
    </style:style>
    <style:style style:name="T12" style:family="text">
      <style:text-properties officeooo:rsid="0029f7d9"/>
    </style:style>
    <style:style style:name="T13" style:family="text">
      <style:text-properties fo:font-size="10pt" fo:font-weight="bold" officeooo:rsid="0027726a" style:font-weight-asian="bold" style:font-weight-complex="bold"/>
    </style:style>
    <style:style style:name="T14" style:family="text">
      <style:text-properties officeooo:rsid="002ec396"/>
    </style:style>
    <style:style style:name="T15" style:family="text">
      <style:text-properties officeooo:rsid="00326d23"/>
    </style:style>
    <style:style style:name="T16" style:family="text">
      <style:text-properties fo:color="#000000" fo:font-size="10pt"/>
    </style:style>
    <style:style style:name="T17" style:family="text">
      <style:text-properties fo:color="#000000" fo:font-size="10pt" fo:font-weight="bold" officeooo:rsid="0027726a" style:font-weight-asian="bold" style:font-weight-complex="bold"/>
    </style:style>
    <style:style style:name="T18" style:family="text">
      <style:text-properties fo:color="#000000" fo:font-size="10pt" officeooo:rsid="00379324"/>
    </style:style>
    <style:style style:name="T19" style:family="text">
      <style:text-properties fo:color="#333333"/>
    </style:style>
    <style:style style:name="T20" style:family="text">
      <style:text-properties fo:color="#333333" officeooo:rsid="0027726a"/>
    </style:style>
    <style:style style:name="T21" style:family="text">
      <style:text-properties fo:color="#333333" fo:font-size="11pt" style:font-size-asian="11pt" style:font-size-complex="11pt"/>
    </style:style>
    <style:style style:name="T22" style:family="text">
      <style:text-properties fo:color="#333333" fo:font-size="11pt" officeooo:rsid="003550ba" style:font-size-asian="11pt" style:font-size-complex="11pt"/>
    </style:style>
    <style:style style:name="T23" style:family="text">
      <style:text-properties fo:color="#333333" fo:font-weight="bold" style:font-weight-asian="bold" style:font-weight-complex="bold"/>
    </style:style>
    <style:style style:name="T24" style:family="text">
      <style:text-properties fo:color="#333333" fo:font-weight="bold" officeooo:rsid="003bafb4" style:font-weight-asian="bold" style:font-weight-complex="bold"/>
    </style:style>
    <style:style style:name="T25" style:family="text">
      <style:text-properties fo:color="#333333" fo:font-weight="bold" officeooo:rsid="0024dfb4" style:font-weight-asian="bold" style:font-weight-complex="bold"/>
    </style:style>
    <style:style style:name="T26" style:family="text">
      <style:text-properties fo:color="#333333" fo:font-weight="bold" officeooo:rsid="001a5843" style:font-weight-asian="bold" style:font-weight-complex="bold"/>
    </style:style>
    <style:style style:name="T27" style:family="text">
      <style:text-properties fo:color="#333333" fo:font-weight="bold" officeooo:rsid="003e4955" style:font-weight-asian="bold" style:font-weight-complex="bold"/>
    </style:style>
    <style:style style:name="T28" style:family="text">
      <style:text-properties fo:color="#333333" officeooo:rsid="001a5843"/>
    </style:style>
    <style:style style:name="T29" style:family="text">
      <style:text-properties fo:color="#333333" officeooo:rsid="003bafb4"/>
    </style:style>
    <style:style style:name="T30" style:family="text">
      <style:text-properties fo:color="#333333" style:text-underline-style="solid" style:text-underline-width="auto" style:text-underline-color="font-color" fo:font-weight="bold" officeooo:rsid="003bafb4" style:font-weight-asian="bold" style:font-weight-complex="bold"/>
    </style:style>
    <style:style style:name="T31" style:family="text">
      <style:text-properties officeooo:rsid="003bafb4"/>
    </style:style>
    <style:style style:name="T32" style:family="text">
      <style:text-properties officeooo:rsid="003e4955"/>
    </style:style>
    <style:style style:name="T33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4" style:family="text">
      <style:text-properties fo:color="#3465a4" fo:font-size="10pt" fo:font-weight="bold" officeooo:rsid="0027726a" style:font-weight-asian="bold" style:font-weight-complex="bold"/>
    </style:style>
    <style:style style:name="T35" style:family="text">
      <style:text-properties fo:color="#3465a4" officeooo:rsid="002772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bobaker Abd Albagi Altaif Ahmed</text:p>
      <text:p text:style-name="P7">أبوبكر عبد الباقي الطائف أحمد</text:p>
      <text:p text:style-name="P4"><text:a xlink:type="simple" xlink:href="https://bakrialtaif.herokuapp.com/" text:style-name="Internet_20_link" text:visited-style-name="Visited_20_Internet_20_Link"><text:span text:style-name="T17"/></text:a></text:p>
      <text:p text:style-name="P4"><text:a xlink:type="simple" xlink:href="https://bakrialtaif.herokuapp.com/" text:style-name="Internet_20_link" text:visited-style-name="Visited_20_Internet_20_Link"><text:span text:style-name="T34">https://bakrialtaif.herokuapp.com</text:span></text:a></text:p>
      <text:p text:style-name="P1"><text:span text:style-name="T16">altaif.bakri@gmail.com – </text:span><text:span text:style-name="T18">00</text:span><text:span text:style-name="T16">249963144047</text:span></text:p>
      <text:p text:style-name="P8"><text:span text:style-name="T2">Sudanese, Male, Muslim, Married, 30/7/1985</text:span></text:p>
      <text:p text:style-name="P11"/>
      <text:p text:style-name="P12">Experienced senior programmer, with 7+ years of experience in a variety of <text:span text:style-name="T12">information and </text:span>software development positions. Demonstrated history of working in <text:span text:style-name="T12">IT</text:span>, Software Engineering, <text:span text:style-name="T12">Business,</text:span> Statistics, Team Building and DevOps, with keen eye for details and analytical problem solving skills.</text:p>
      <text:p text:style-name="P11"/>
      <text:p text:style-name="P5"><text:span text:style-name="T5">Education</text:span></text:p>
      <text:p text:style-name="P14"/>
      <table:table table:name="Table2" table:style-name="Table2">
        <table:table-column table:style-name="Table2.A" table:number-columns-repeated="2"/>
        <table:table-row table:style-name="TableLine94326536179840">
          <table:table-cell table:style-name="Table2.A1" office:value-type="string">
            <text:p text:style-name="P17">BS<text:span text:style-name="T14">c</text:span></text:p>
          </table:table-cell>
          <table:table-cell table:style-name="Table2.A1" office:value-type="string">
            <text:p text:style-name="P33"><text:span text:style-name="T4">MS</text:span><text:span text:style-name="T14">c</text:span><text:span text:style-name="T4"> (Student)</text:span></text:p>
          </table:table-cell>
        </table:table-row>
        <table:table-row table:style-name="TableLine94326536179840">
          <table:table-cell table:style-name="Table2.A1" office:value-type="string">
            <text:p text:style-name="P27">University of Khartoum</text:p>
            <text:p text:style-name="P27">Faculty of Mathematical Science</text:p>
            <text:p text:style-name="P27">Statistics &amp; Computer Science</text:p>
            <text:p text:style-name="P27">2003-2008</text:p>
          </table:table-cell>
          <table:table-cell table:style-name="Table2.A1" office:value-type="string">
            <text:p text:style-name="P27">Future University</text:p>
            <text:p text:style-name="P27">Faculty of Computer Science</text:p>
            <text:p text:style-name="P27">Artificial Intelligence</text:p>
            <text:p text:style-name="P27">2021- Till Now</text:p>
            <text:p text:style-name="P27"/>
          </table:table-cell>
        </table:table-row>
      </table:table>
      <text:p text:style-name="P11"/>
      <text:p text:style-name="P11"/>
      <text:p text:style-name="P22"><text:span text:style-name="T5">Work</text:span></text:p>
      <text:p text:style-name="P18"/>
      <text:list xml:id="list4031033361" text:style-name="L1">
        <text:list-item>
          <text:p text:style-name="P3"><text:span text:style-name="T30">2020 – now</text:span><text:span text:style-name="T24"> <text:s/></text:span><text:span text:style-name="T27">&gt; </text:span><text:span text:style-name="T25">IT Manager</text:span><text:span text:style-name="T19"> – Khashta-Lab Co.Ltd – Sudan.</text:span></text:p>
        </text:list-item>
        <text:list-item>
          <text:p text:style-name="P3"><text:span text:style-name="T30">2017 – 2019</text:span><text:span text:style-name="T24"> &gt; </text:span><text:span text:style-name="T26">IT Manager</text:span><text:span text:style-name="T19"> – Shms Alidarh Co. Ltd – Saudi Arabia</text:span><text:span text:style-name="T29">.</text:span></text:p>
        </text:list-item>
        <text:list-item>
          <text:p text:style-name="P3"><text:span text:style-name="T30">2014 – 2017</text:span><text:span text:style-name="T24"> &gt; </text:span><text:span text:style-name="T23">Senior Programmer</text:span><text:span text:style-name="T19"> – Shms Alidarh Co. Ltd – Saudi Arabi</text:span><text:span text:style-name="T29">a.</text:span></text:p>
        </text:list-item>
        <text:list-item>
          <text:p text:style-name="P23"><text:span text:style-name="T33">2013 – 2014</text:span><text:span text:style-name="T8"> &gt; </text:span><text:span text:style-name="T5">Full Stack Web Developer</text:span> - remotely - Dan Technologies – Saudi Arabia.</text:p>
        </text:list-item>
        <text:list-item>
          <text:p text:style-name="P24"><text:span text:style-name="T33">2012 – 2013</text:span><text:span text:style-name="T8"> &gt; </text:span><text:span text:style-name="T5">Programmer </text:span>– White Nile Sugar Company Co. Ltd – Sudan.</text:p>
        </text:list-item>
        <text:list-item>
          <text:p text:style-name="P3"><text:span text:style-name="T30">2010 – 2012</text:span><text:span text:style-name="T24"> &gt; </text:span><text:span text:style-name="T23">Programmer </text:span><text:span text:style-name="T19">– National Council for Training – Sudan.</text:span></text:p>
        </text:list-item>
        <text:list-item>
          <text:p text:style-name="P3"><text:span text:style-name="T30">2009 – 2010</text:span><text:span text:style-name="T24"> &gt; </text:span><text:span text:style-name="T23">IT Assistant </text:span><text:span text:style-name="T19">– Bayan College for Science and Technology – Sudan.</text:span></text:p>
        </text:list-item>
      </text:list>
      <text:p text:style-name="P11"></text:p>
      <text:p text:style-name="P10"/>
      <text:p text:style-name="P14">Areas of knowledge and expertise</text:p>
      <text:p text:style-name="P14"/>
      <text:list xml:id="list1703191300" text:style-name="L2">
        <text:list-item>
          <text:p text:style-name="P25"><text:span text:style-name="T5">Dev-Ops :</text:span> By working on a set of software projects with multinational teams, I gain strong knowledge and practice in DevOps.</text:p>
        </text:list-item>
        <text:list-item>
          <text:p text:style-name="P25"><text:span text:style-name="T5">ERP :</text:span> Starting with Microsoft Dynamics at White Nile Sugar Company, and then SNSO ERP specialized in charitable operations and services in KSA.</text:p>
        </text:list-item>
        <text:list-item>
          <text:p text:style-name="P25"><text:span text:style-name="T5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25"><text:span text:style-name="T5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25"><text:span text:style-name="T5">Content Writing :</text:span> I worked on a variety of assignments that required writing specialized content related to technology, software, documentation, users or audience. I write, in my spare time, on many subjects, such as literature, art and personal experiences.</text:p>
        </text:list-item>
      </text:list>
      <text:p text:style-name="P11"/>
      <text:p text:style-name="P9"/>
      <text:p text:style-name="P10"/>
      <text:p text:style-name="P31"/>
      <text:p text:style-name="P10">Training </text:p>
      <text:p text:style-name="P21"/>
      <text:list xml:id="list224416037352779" text:continue-list="list4031033361" text:style-name="L1">
        <text:list-item>
          <text:p text:style-name="P13"><text:span text:style-name="T5">Designing Computer Database in Accounting</text:span> – University of Khartoum – Faculty of Mathematical Science – Training Unit – 19/1/2014 – 27/1/2014.</text:p>
        </text:list-item>
        <text:list-item>
          <text:p text:style-name="P13"><text:span text:style-name="T5">Risk Management of Information Technology System</text:span> – University of Khartoum – Faculty of Mathematical Science – Training Unit – 6/2/2012 – 11/2/2012.</text:p>
        </text:list-item>
        <text:list-item>
          <text:p text:style-name="P13"><text:span text:style-name="T5">Web Designing</text:span> – Visma Information Services <text:span text:style-name="T15">Center </text:span>– Secunderabad – India – 29/9/2011 – 19/10/2011.</text:p>
        </text:list-item>
        <text:list-item>
          <text:p text:style-name="P13"><text:span text:style-name="T5">Oracle Developer</text:span> – Alsabah Service Co. Ltd – Khartoum – 15/9/2005 – 15/12/2004.</text:p>
        </text:list-item>
      </text:list>
      <text:p text:style-name="P16"/>
      <text:p text:style-name="P9">Methodologies, Language and Tool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326531101184">
          <table:table-cell table:style-name="Table1.A1" office:value-type="string">
            <text:p text:style-name="P32">IT Management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0">Programming Language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0">Data Science</text:p>
          </table:table-cell>
        </table:table-row>
        <table:table-row table:style-name="TableLine94326531101184">
          <table:table-cell table:style-name="Table1.A1" office:value-type="string">
            <text:p text:style-name="P28">- ITIL</text:p>
            <text:p text:style-name="P30"><text:span text:style-name="T21">- </text:span><text:span text:style-name="T22">AGILE</text:span></text:p>
            <text:p text:style-name="P30"><text:span text:style-name="T21">- </text:span><text:span text:style-name="T22">KANPAN</text:span></text:p>
            <text:p text:style-name="P28">- RACI</text:p>
            <text:p text:style-name="P28">- Canvas Business Model</text:p>
            <text:p text:style-name="P30"><text:span text:style-name="T21">- </text:span><text:span text:style-name="T22">SCRUM</text:span></text:p>
            <text:p text:style-name="P28">- COBIT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8">- Python</text:p>
            <text:p text:style-name="P28">- PHP</text:p>
            <text:p text:style-name="P28">- Dart</text:p>
            <text:p text:style-name="P28">- JavaScript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8">- SPSS</text:p>
            <text:p text:style-name="P28">- R <text:span text:style-name="T3">Package</text:span></text:p>
            <text:p text:style-name="P28">- Excel</text:p>
            <text:p text:style-name="P28">- Numby</text:p>
            <text:p text:style-name="P28">- MatPlotLib</text:p>
            <text:p text:style-name="P28">- Scikit-learn</text:p>
          </table:table-cell>
        </table:table-row>
        <table:table-row table:style-name="TableLine94326531101184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  <table:table-row table:style-name="TableLine94326531101184">
          <table:table-cell table:style-name="Table1.A1" office:value-type="string">
            <text:p text:style-name="P20">Frameworks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15">DevOps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0">Databases</text:p>
          </table:table-cell>
        </table:table-row>
        <table:table-row table:style-name="TableLine94326531101184">
          <table:table-cell table:style-name="Table1.A1" office:value-type="string">
            <text:p text:style-name="P28">- Django</text:p>
            <text:p text:style-name="P28">- Laravel</text:p>
            <text:p text:style-name="P28">- Flutter</text:p>
            <text:p text:style-name="P28">- Vue.js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8">- Git, Github, Gitlab</text:p>
            <text:p text:style-name="P28">- Digitalocean, Heroku</text:p>
            <text:p text:style-name="P28">- Linux, Ubuntu</text:p>
            <text:p text:style-name="P28"><text:span text:style-name="T1">- Ansible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8">- PostgreSql</text:p>
            <text:p text:style-name="P28">- MySql</text:p>
            <text:p text:style-name="P28">- Neo4j</text:p>
            <text:p text:style-name="P28">- SqlLite</text:p>
          </table:table-cell>
        </table:table-row>
      </table:table>
      <text:p text:style-name="P29"/>
      <text:p text:style-name="P14"/>
      <text:p text:style-name="P14">Languages</text:p>
      <text:p text:style-name="P14"/>
      <text:list xml:id="list467410409" text:style-name="L3">
        <text:list-item>
          <text:p text:style-name="P26"><text:span text:style-name="T5">Arabic </text:span>– <text:span text:style-name="T10">m</text:span>other tongue.</text:p>
        </text:list-item>
        <text:list-item>
          <text:p text:style-name="P26"><text:span text:style-name="T5">English </text:span>– <text:span text:style-name="T10">v</text:span>ery Good.</text:p>
        </text:list-item>
        <text:list-item>
          <text:p text:style-name="P26"><text:span text:style-name="T5">Spanish </text:span>– <text:span text:style-name="T9">basic</text:span>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More details about my projects, contributions on my online resume</text:p>
      <text:p text:style-name="P19"/>
      <text:p text:style-name="P2"><text:a xlink:type="simple" xlink:href="https://bakrialtaif.herokuapp.com/" text:style-name="Internet_20_link" text:visited-style-name="Visited_20_Internet_20_Link"><text:span text:style-name="T35">https://bakrialtaif.herokuapp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1-09-17T22:44:14.481559057</dc:date>
    <meta:editing-duration>PT1H29M37S</meta:editing-duration>
    <meta:editing-cycles>42</meta:editing-cycles>
    <meta:generator>LibreOffice/6.4.7.2$Linux_X86_64 LibreOffice_project/40$Build-2</meta:generator>
    <meta:document-statistic meta:table-count="2" meta:image-count="0" meta:object-count="0" meta:page-count="2" meta:paragraph-count="79" meta:word-count="489" meta:character-count="3243" meta:non-whitespace-character-count="2808"/>
  </office:meta>
</office:document-meta>
</file>